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0070ac9" style:font-size-asian="12pt" style:font-style-asian="normal" style:font-weight-asian="normal" style:font-name-complex="Arial"/>
    </style:style>
    <style:style style:name="P2" style:family="paragraph" style:parent-style-name="Text_20_body">
      <style:text-properties officeooo:paragraph-rsid="00070ac9"/>
    </style:style>
    <style:style style:name="P3"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officeooo:paragraph-rsid="00070ac9" style:font-size-asian="12pt" style:font-style-asian="normal" style:font-weight-asian="bold" style:font-name-complex="Arial"/>
    </style:style>
    <style:style style:name="P4"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officeooo:paragraph-rsid="00070ac9" style:font-size-asian="12pt" style:font-style-asian="normal" style:font-weight-asian="normal" style:font-name-complex="Arial"/>
    </style:style>
    <style:style style:name="P5"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normal" officeooo:paragraph-rsid="00070ac9" style:font-size-asian="12pt" style:font-style-asian="italic" style:font-weight-asian="normal" style:font-name-complex="Arial"/>
    </style:style>
    <style:style style:name="P6" style:family="paragraph" style:parent-style-name="Text_20_body">
      <style:paragraph-properties fo:margin-top="0cm" fo:margin-bottom="0cm" loext:contextual-spacing="false" fo:line-height="136%" style:writing-mode="lr-tb"/>
      <style:text-properties fo:font-variant="normal" fo:text-transform="none" fo:color="#1c4587" style:text-line-through-style="none" style:text-line-through-type="none" style:font-name="Arial" fo:font-size="12pt" fo:font-style="italic" style:text-underline-style="none" fo:font-weight="normal" officeooo:paragraph-rsid="00070ac9" style:font-size-asian="12pt" style:font-style-asian="italic" style:font-weight-asian="normal" style:font-name-complex="Arial"/>
    </style:style>
    <style:style style:name="P7" style:family="paragraph" style:parent-style-name="Text_20_body">
      <style:paragraph-properties fo:margin-top="0cm" fo:margin-bottom="0cm" loext:contextual-spacing="false" fo:line-height="136%" style:writing-mode="lr-tb"/>
      <style:text-properties fo:font-variant="normal" fo:text-transform="none" fo:color="#333333" style:font-name="consolas" fo:font-size="14pt" fo:letter-spacing="normal" fo:font-style="italic" fo:font-weight="normal" officeooo:paragraph-rsid="00070ac9" style:font-size-asian="14pt" style:font-style-asian="italic" style:font-weight-asian="normal" style:font-name-complex="consolas" style:font-style-complex="italic"/>
    </style:style>
    <style:style style:name="P8" style:family="paragraph" style:parent-style-name="Text_20_body">
      <style:paragraph-properties fo:margin-top="0cm" fo:margin-bottom="0cm" loext:contextual-spacing="false" fo:line-height="136%" style:writing-mode="lr-tb"/>
      <style:text-properties officeooo:paragraph-rsid="00070ac9"/>
    </style:style>
    <style:style style:name="P9" style:family="paragraph" style:parent-style-name="Text_20_body">
      <style:paragraph-properties fo:margin-left="1.27cm" fo:margin-right="0cm" fo:margin-top="0cm" fo:margin-bottom="0cm" loext:contextual-spacing="false" fo:line-height="136%" fo:text-indent="1.27cm" style:auto-text-indent="false" style:writing-mode="lr-tb"/>
      <style:text-properties fo:font-variant="normal" fo:text-transform="none" fo:color="#1c4587" style:text-line-through-style="none" style:text-line-through-type="none" style:font-name="Arial" fo:font-size="12pt" fo:font-style="italic" style:text-underline-style="none" fo:font-weight="normal" officeooo:paragraph-rsid="00070ac9" style:font-size-asian="12pt" style:font-style-asian="italic" style:font-weight-asian="normal" style:font-name-complex="Arial"/>
    </style:style>
    <style:style style:name="T1" style:family="text">
      <style:text-properties fo:font-variant="normal" fo:text-transform="none" fo:color="#000000" style:text-line-through-style="none" style:text-line-through-type="none" style:text-underline-style="none"/>
    </style:style>
    <style:style style:name="T2" style:family="text">
      <style:text-properties fo:font-variant="normal" fo:text-transform="none" fo:color="#000000" style:text-line-through-style="none" style:text-line-through-type="none" style:text-underline-style="none" style:font-name-asian="Liberation Serif1" style:font-name-complex="Liberation Serif1"/>
    </style:style>
    <style:style style:name="T3" style:family="text">
      <style:text-properties fo:font-variant="normal" fo:text-transform="none" fo:color="#000000" style:text-line-through-style="none" style:text-line-through-type="none" style:text-underline-style="none" fo:font-weight="normal" style:font-weight-asian="normal"/>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T5" style:family="text">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RUTTURA e ARCHITETTURA dell’APPLICAZIONE</text:p>
      <text:p text:style-name="P2"/>
      <text:p text:style-name="P3">Server</text:p>
      <text:p text:style-name="P2"/>
      <text:p text:style-name="P4">Il Server è organizzato in due componenti principali:</text:p>
      <text:p text:style-name="P2"/>
      <text:p text:style-name="P8"><text:span text:style-name="T1">•</text:span><text:span text:style-name="T2"> </text:span><text:span text:style-name="T4">Il main</text:span><text:span text:style-name="T3"> </text:span><text:span text:style-name="T4">che si occupa della gestione della socket TCP accettando nuove connessioni;</text:span></text:p>
      <text:p text:style-name="P8"><text:span text:style-name="T1">•</text:span><text:span text:style-name="T2"> </text:span><text:span text:style-name="T4">un pool statico di thread </text:span><text:span text:style-name="T5">worker </text:span><text:span text:style-name="T4">che si occupa della gestione di ogni singola connessione;</text:span></text:p>
      <text:p text:style-name="P2"/>
      <text:p text:style-name="P4">Per migliorare il tempo di risposta si è deciso di utilizzare la tecnica del pre-threading, il cui numero di thread del pool viene deciso prima dell’avvio e specificato nel file di configurazione per maggiore riusabilità.</text:p>
      <text:p text:style-name="P4">Nello scegliere il numero di thread ottimale ovviamente si dovrà tenere conto delle caratteristiche fisiche del calcolatore che eseguirà l’applicazione. La trattazione di questo argomento, d’altronde, esulano dallo scopo di questo progetto. </text:p>
      <text:p text:style-name="P2"/>
      <text:p text:style-name="P3">Server main e thread_job</text:p>
      <text:p text:style-name="P2"/>
      <text:p text:style-name="P8"><text:span text:style-name="T4">Il </text:span><text:span text:style-name="T5">main</text:span><text:span text:style-name="T3"> </text:span><text:span text:style-name="T4">del server è imputato alla gestione della socket TCP sulla porta specificata nel file di configurazione.</text:span></text:p>
      <text:p text:style-name="P8"><text:span text:style-name="T4">Il suo compito è accettare una connessione in entrata, salvare in una lista chiamata </text:span><text:span text:style-name="T5">list sock</text:span><text:span text:style-name="T3"> </text:span><text:span text:style-name="T4">la socket della nuova connessione, e svegliare con una signal uno dei thread del pool sulla condition.</text:span></text:p>
      <text:p text:style-name="P8"><text:span text:style-name="T4">Ogni thread del pool esegue la funzione thread_main. Se non vuota, il worker estrae una socket dalla lista </text:span><text:span text:style-name="T5">list_sock,</text:span><text:span text:style-name="T3"> </text:span><text:span text:style-name="T4">altrimenti si mette in attesa di una nuova signal dal thread main. Il thread che è stato risvegliato chiama la funzione thread_job() in cui serve in loop il client connesso alla socket.</text:span></text:p>
      <text:p text:style-name="P2"/>
      <text:p text:style-name="P4">Qua lo pseudocodice relativo al loop di thread_job():</text:p>
      <text:p text:style-name="P2"/>
      <text:p text:style-name="P6">infinite loop </text:p>
      <text:p text:style-name="P9">serve_request(socket_client);</text:p>
      <text:p text:style-name="P6">if (some_error)</text:p>
      <text:p text:style-name="P6">Free(socket_client);</text:p>
      <text:p text:style-name="P6">close(socket_client);</text:p>
      <text:p text:style-name="P6">break loop</text:p>
      <text:p text:style-name="P6"><text:soft-page-break/>else</text:p>
      <text:p text:style-name="P6">continue loop</text:p>
      <text:p text:style-name="P2"/>
      <text:p text:style-name="P4">Nella funzione serve_request(socket_client) viene effettuato il parsing della richiesta http. Se gli header sono corretti, viene passato lo User Agent a WURFL, il quale interrogherà il suo database interno per restituire i valori di altezza e larghezza ottimali per lo User-Agent ricevuto; oltre allo User-Agent, il thread si interessa anche di ottenere i parametri dell’estensione dell’immagine e del fattore di qualità presenti nel campo Accept.</text:p>
      <text:p text:style-name="P4">Qualora nella transazione http il client specifica il seguente header</text:p>
      <text:p text:style-name="P7">Accept: */*</text:p>
      <text:p text:style-name="P4">Si assume di default q=1 e l’estensione dell’immagine richiesta png.</text:p>
      <text:p text:style-name="P4">Prima di effettuare la conversione di un’immagine si interroga la cache richimando la seguente funzione: </text:p>
      <text:p text:style-name="P5">obtain_file(immagine, x, y, q, ext....) </text:p>
      <text:p text:style-name="P4">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7T20:41:33.884164553</meta:creation-date>
    <dc:date>2017-08-17T20:42:24.135423102</dc:date>
    <meta:editing-duration>PT50S</meta:editing-duration>
    <meta:editing-cycles>1</meta:editing-cycles>
    <meta:document-statistic meta:table-count="0" meta:image-count="0" meta:object-count="0" meta:page-count="2" meta:paragraph-count="27" meta:word-count="405" meta:character-count="2681" meta:non-whitespace-character-count="2298"/>
    <meta:generator>LibreOffice/5.1.6.2$Linux_X86_64 LibreOffice_project/10m0$Build-2</meta:generator>
  </office:meta>
</office:document-meta>
</file>